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ordia New" style:script-type="complex" style:language-complex="th" style:country-complex="TH"/>
    </style:style>
  </office:automatic-styles>
  <office:body>
    <office:text text:use-soft-page-breaks="true">
      <text:p text:style-name="P1">ระบบเสียงดิจิทัล</text:p>
      <text:p text:style-name="Standard">pi@raspberrypi:~ $ cat /proc/asound/ALSA</text:p>
      <text:p text:style-name="Standard">cat: /proc/asound/ALSA: Is a directory</text:p>
      <text:p text:style-name="Standard"/>
      <text:p text:style-name="Standard">pi@raspberrypi:~ $ cat /proc/asound/card0</text:p>
      <text:p text:style-name="Standard">cat: /proc/asound/card0: Is a directory</text:p>
      <text:p text:style-name="Standard"/>
      <text:p text:style-name="Standard">find more info</text:p>
      <text:p text:style-name="Standard"/>
      <text:p text:style-name="Standard">pi@raspberrypi:~ $ cat<text:s/>/proc/asound/cards</text:p>
      <text:p text:style-name="Standard"><text:s/>0 [ALSA <text:s text:c="10"/>]: bcm2835_alsa - bcm2835 ALSA</text:p>
      <text:p text:style-name="Standard"><text:s text:c="22"/><text:tab/><text:s text:c="7"/>bcm2835 ALSA</text:p>
      <text:p text:style-name="Standard"/>
      <text:p text:style-name="Standard"/>
      <text:p text:style-name="Standard">USB</text:p>
      <text:p text:style-name="Standard">pi@raspberrypi:~ $ lsusb</text:p>
      <text:p text:style-name="Standard">Bus 003 Device 001: ID 1d6b:0002 Linux Foundation 2.0 root hub</text:p>
      <text:p text:style-name="Standard">Bus 002 Device 001: ID 1d6b:0003 Linux<text:s/>Foundation 3.0 root hub</text:p>
      <text:p text:style-name="Standard">Bus 001 Device 004: ID 04d9:0006 Holtek Semiconductor, Inc.</text:p>
      <text:p text:style-name="Standard">Bus 001 Device 003: ID 05e3:0610 Genesys Logic, Inc. 4-port hub</text:p>
      <text:p text:style-name="Standard">Bus 001 Device 002: ID 2109:3431 VIA Labs, Inc. Hub</text:p>
      <text:p text:style-name="Standard">Bus 001 Device 001: ID 1d6b:0002 Linux Foundation 2.0 root hub</text:p>
      <text:p text:style-name="Standard"/>
      <text:p text:style-name="Standard">pi@raspberrypi:~ $ lsusb</text:p>
      <text:p text:style-name="Standard">Bus 003 Device 001: ID 1d6b:0002 Linux Foundation 2.0 root hub</text:p>
      <text:p text:style-name="Standard">Bus 002 Device 001: ID 1d6b:0003 Linux Foundation 3.0 root hub</text:p>
      <text:p text:style-name="Standard">Bus 001 Device 004: ID 04d9:0006 Holtek Semiconductor, Inc.</text:p>
      <text:p text:style-name="Standard">Bus 001 Device 003: ID 05e3:0610 Genesys Logic, Inc. 4-port hub</text:p>
      <text:p text:style-name="Standard">Bus 001 Device 009: ID 093a:2510 Pixart Imaging, Inc. Optical Mouse</text:p>
      <text:p text:style-name="Standard">Bus 001 Device 002: ID 2109:3431 VIA Labs, Inc. Hub</text:p>
      <text:p text:style-name="Standard">Bus 001 Device 001: ID 1d6b:0002 Linux Foundation 2.0 root hub</text:p>
      <text:p text:style-name="Standard"/>
      <text:p text:style-name="Standard">Bus 001 Device 009: ID 093a:2510 Pixart Imaging, Inc. Optical Mouse</text:p>
      <text:p text:style-name="Standard"/>
      <text:p text:style-name="Standard">USB2</text:p>
      <text:p text:style-name="Standard">pi@raspberrypi:~ $ dmesg</text:p>
      <text:p text:style-name="Standard">[164639.950830] usb 1-1.3.4: USB disconnect, device number 11</text:p>
      <text:p text:style-name="Standard">[164642.298211] usb 1-1.3.4: new low-speed USB device number 12 using xhci_hcd</text:p>
      <text:p text:style-name="Standard">[164642.435760] usb 1-1.3.4: New USB device found, idVendor=093a, idProduct=2510, bcdDevice= 1.00</text:p>
      <text:p text:style-name="Standard">[164642.435777] usb 1-1.3.4: New USB device strings: Mfr=1, Product=2, SerialNumber=0</text:p>
      <text:p text:style-name="Standard">[164642.435791] usb 1-1.3.4: Product: USB Optical Mouse</text:p>
      <text:p text:style-name="Standard">[164642.435803] usb 1-1.3.4: Manufacturer: PixArt</text:p>
      <text:p text:style-name="Standard">[164642.451173] input: PixArt USB Optical Mouse as /devices/platform/scb/fd500000.pcie/pci0000:00/0000:00:00.0/0000:01:00.0/usb1/1-1/1-1.3/1-1.3.4/1-1.3.4:1.0/0003:093A:2510.0009/input/input8</text:p>
      <text:p text:style-name="Standard">[164642.451676] hid-generic 0003:093A:2510.0009: input,hidraw2: USB HID v1.11 Mouse [PixArt USB Optical Mouse] on usb-0000:01:00.0-1.3.4/input0</text:p>
      <text:p text:style-name="Standard">pi@raspberrypi:~ $ sudo dmesg -C</text:p>
      <text:p text:style-name="Standard">pi@raspberrypi:~ $ sudo dmesg</text:p>
      <text:p text:style-name="Standard">[164661.201867] usb 1-1.3.4: USB disconnect, device number 12</text:p>
      <text:p text:style-name="Standard">[164665.338327] usb 1-1.3.4: new low-speed USB device number 13 using<text:s/>xhci_hcd</text:p>
      <text:soft-page-break/>
      <text:p text:style-name="Standard">[164665.475792] usb 1-1.3.4: New USB device found, idVendor=093a, idProduct=2510, bcdDevice= 1.00</text:p>
      <text:p text:style-name="Standard">[164665.475807] usb 1-1.3.4: New USB device strings: Mfr=1, Product=2, SerialNumber=0</text:p>
      <text:p text:style-name="Standard">[164665.475820] usb 1-1.3.4: Product: USB Optical Mouse</text:p>
      <text:p text:style-name="Standard">[164665.475832] usb 1-1.3.4: Manufacturer: PixArt</text:p>
      <text:p text:style-name="Standard">[164665.485377] input: PixArt USB Optical Mouse as /devices/platform/scb/fd500000.pcie/pci0000:00/0000:00:00.0/0000:01:00.0/usb1/1-1/1-1.3/1-1.3.4/1-1.3.4:1.0/0003:093A:2510.000A/input/input9</text:p>
      <text:p text:style-name="Standard">[164665.485935] hid-generic 0003:093A:2510.000A: input,hidraw2: USB HID v1.11 Mouse [PixArt USB Optical Mouse] on usb-0000:01:00.0-1.3.4/input0</text:p>
      <text:p text:style-name="Standard"/>
      <text:p text:style-name="Standard">WIFI</text:p>
      <text:p text:style-name="Standard">pi@raspberrypi:~ $ ifconfig</text:p>
      <text:p text:style-name="Standard">eth0: flags=4099&lt;UP,BROADCAST,MULTICAST&gt; <text:s/>mtu 1500</text:p>
      <text:p text:style-name="Standard"><text:s text:c="8"/>ether dc:a6:32:6f:11:57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Local Loopback)</text:p>
      <text:p text:style-name="Standard"><text:s text:c="8"/>RX packets 15 <text:s/>bytes 1156 (1.1 KiB)</text:p>
      <text:p text:style-name="Standard"><text:s text:c="8"/>RX errors 0 <text:s/>dropped 0 <text:s/>overruns 0 <text:s/>frame 0</text:p>
      <text:p text:style-name="Standard"><text:s text:c="8"/>TX packets 15 <text:s/>bytes 1156 (1.1 KiB)</text:p>
      <text:p text:style-name="Standard"><text:s text:c="8"/>TX errors 0 <text:s/>dropped 0 overruns 0 <text:s/>carrier 0 <text:s/>collisions 0</text:p>
      <text:p text:style-name="Standard"/>
      <text:p text:style-name="Standard">wlan0: flags=4163&lt;UP,BROADCAST,RUNNING,MULTICAST&gt; <text:s/>mtu 1500</text:p>
      <text:p text:style-name="Standard"><text:s text:c="8"/>inet 192.168.88.13 <text:s/>netmask 255.255.255.0 <text:s/>broadcast 192.168.88.255</text:p>
      <text:p text:style-name="Standard"><text:s text:c="8"/>inet6<text:s/>fe80::998b:b8ef:5bde:9ade <text:s/>prefixlen 64 <text:s/>scopeid 0x20&lt;link&gt;</text:p>
      <text:p text:style-name="Standard"><text:s text:c="8"/>ether dc:a6:32:6f:11:58 <text:s/>txqueuelen 1000 <text:s/>(Ethernet)</text:p>
      <text:p text:style-name="Standard"><text:s text:c="8"/>RX packets 458546 <text:s/>bytes 91562703 (87.3 MiB)</text:p>
      <text:p text:style-name="Standard"><text:s text:c="8"/>RX errors 0 <text:s/>dropped 0 <text:s/>overruns 0 <text:s/>frame 0</text:p>
      <text:p text:style-name="Standard"><text:s text:c="8"/>TX packets 471728 <text:s/>bytes 128402188 (122.4 MiB)</text:p>
      <text:p text:style-name="Standard"><text:s text:c="8"/>TX errors 0 <text:s/>dropped 0 overruns 0 <text:s/>carrier 0 <text:s/>collisions 0</text:p>
      <text:p text:style-name="Standard"/>
      <text:p text:style-name="Standard">find more info</text:p>
      <text:p text:style-name="Standard"/>
      <text:p text:style-name="Standard">pi@raspberrypi:~ $ sudo ifconfig eth0 down</text:p>
      <text:p text:style-name="Standard">pi@raspberrypi:~ $ ifconfig</text:p>
      <text:p text:style-name="Standard">lo: flags=73&lt;UP,LOOPBACK,RUNNING&gt; <text:s/>mtu 65536</text:p>
      <text:p text:style-name="Standard"><text:s text:c="8"/>inet 127.0.0.1 <text:s/>netmask<text:s/>255.0.0.0</text:p>
      <text:p text:style-name="Standard"><text:s text:c="8"/>inet6 ::1 <text:s/>prefixlen 128 <text:s/>scopeid 0x10&lt;host&gt;</text:p>
      <text:p text:style-name="Standard"><text:s text:c="8"/>loop <text:s/>txqueuelen 1000 <text:s/>(Local Loopback)</text:p>
      <text:p text:style-name="Standard"><text:s text:c="8"/>RX packets 15 <text:s/>bytes 1156 (1.1 KiB)</text:p>
      <text:p text:style-name="Standard"><text:s text:c="8"/>RX errors 0 <text:s/>dropped 0 <text:s/>overruns 0 <text:s/>frame 0</text:p>
      <text:p text:style-name="Standard"><text:s text:c="8"/>TX packets 15 <text:s/>bytes 1156 (1.1 KiB)</text:p>
      <text:p text:style-name="Standard"><text:s text:c="4"/><text:s text:c="4"/>TX errors 0 <text:s/>dropped 0 overruns 0 <text:s/>carrier 0 <text:s/>collisions 0</text:p>
      <text:p text:style-name="Standard"/>
      <text:p text:style-name="Standard">wlan0: flags=4163&lt;UP,BROADCAST,RUNNING,MULTICAST&gt; <text:s/>mtu 1500</text:p>
      <text:soft-page-break/>
      <text:p text:style-name="Standard"><text:s text:c="8"/>inet 192.168.88.13 <text:s/>netmask 255.255.255.0 <text:s/>broadcast 192.168.88.255</text:p>
      <text:p text:style-name="Standard"><text:s text:c="8"/>inet6 fe80::998b:b8ef:5bde:9ade <text:s/>prefixlen 64 <text:s/>scopeid 0x20&lt;link&gt;</text:p>
      <text:p text:style-name="Standard"><text:s text:c="8"/>ether dc:a6:32:6f:11:58 <text:s/>txqueuelen 1000 <text:s/>(Ethernet)</text:p>
      <text:p text:style-name="Standard"><text:s text:c="8"/>RX packets 458724 <text:s/>bytes 91582859 (87.3 MiB)</text:p>
      <text:p text:style-name="Standard"><text:s text:c="8"/>RX errors 0 <text:s/>dropped 0 <text:s/>overruns 0 <text:s/>frame 0</text:p>
      <text:p text:style-name="Standard"><text:s text:c="8"/>TX packets 471943 <text:s/>bytes 128449516 (122.4 MiB)</text:p>
      <text:p text:style-name="Standard"><text:s text:c="8"/>TX errors<text:s/>0 <text:s/>dropped 0 overruns 0 <text:s/>carrier 0 <text:s/>collisions 0</text:p>
      <text:p text:style-name="Standard"/>
      <text:p text:style-name="Standard">pi@raspberrypi:~ $ sudo ifconfig eth0 up</text:p>
      <text:p text:style-name="Standard">pi@raspberrypi:~ $ ifconfig</text:p>
      <text:p text:style-name="Standard">eth0: flags=4099&lt;UP,BROADCAST,MULTICAST&gt; <text:s/>mtu 1500</text:p>
      <text:p text:style-name="Standard"><text:s text:c="8"/>ether dc:a6:32:6f:11:57 <text:s/>txqueuelen 1000 <text:s/>(Ethernet)</text:p>
      <text:p text:style-name="Standard"><text:s text:c="8"/>RX<text:s/>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Local Loopback)</text:p>
      <text:p text:style-name="Standard"><text:s text:c="8"/>RX packets 15 <text:s/>bytes 1156 (1.1 KiB)</text:p>
      <text:p text:style-name="Standard"><text:s text:c="8"/>RX errors 0 <text:s/>dropped 0 <text:s/>overruns 0 <text:s/>frame 0</text:p>
      <text:p text:style-name="Standard"><text:s text:c="8"/>TX packets 15 <text:s/>bytes 1156 (1.1 KiB)</text:p>
      <text:p text:style-name="Standard"><text:s text:c="8"/>TX errors 0 <text:s/>dropped 0 overruns 0 <text:s/>carrier 0 <text:s/>collisions 0</text:p>
      <text:p text:style-name="Standard"/>
      <text:p text:style-name="Standard">wlan0: flags=4163&lt;UP,BROADCAST,RUNNING,MULTICAST&gt; <text:s/>mtu 1500</text:p>
      <text:p text:style-name="Standard"><text:s text:c="8"/>inet 192.168.88.13 <text:s/>netmask 255.255.255.0 <text:s/>broadcast 192.168.88.255</text:p>
      <text:p text:style-name="Standard"><text:s text:c="8"/>inet6 fe80::998b:b8ef:5bde:9ade <text:s/>prefixlen<text:s/>64 <text:s/>scopeid 0x20&lt;link&gt;</text:p>
      <text:p text:style-name="Standard"><text:s text:c="8"/>ether dc:a6:32:6f:11:58 <text:s/>txqueuelen 1000 <text:s/>(Ethernet)</text:p>
      <text:p text:style-name="Standard"><text:s text:c="8"/>RX packets 458751 <text:s/>bytes 91585829 (87.3 MiB)</text:p>
      <text:p text:style-name="Standard"><text:s text:c="8"/>RX errors 0 <text:s/>dropped 0 <text:s/>overruns 0 <text:s/>frame 0</text:p>
      <text:p text:style-name="Standard"><text:s text:c="8"/>TX packets 471981 <text:s/>bytes 128456332 (122.5 MiB)</text:p>
      <text:p text:style-name="Standard"><text:s text:c="8"/>TX errors 0 <text:s/>dropped 0 overruns 0 <text:s/>carrier 0 <text:s/>collisions 0</text:p>
      <text:p text:style-name="Standard"/>
      <text:p text:style-name="Standard">pi@raspberrypi:~ $ sudo ifconfig wlan0 down</text:p>
      <text:p text:style-name="Standard">pi@raspberrypi:~ $ ifconfig</text:p>
      <text:p text:style-name="Standard">eth0: flags=4099&lt;UP,BROADCAST,MULTICAST&gt; <text:s/>mtu 1500</text:p>
      <text:p text:style-name="Standard"><text:s text:c="8"/>ether dc:a6:32:6f:11:57 <text:s/>txqueuelen 1000 <text:s/>(Ethernet)</text:p>
      <text:p text:style-name="Standard"><text:s text:c="8"/>RX<text:s/>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Local Loopback)</text:p>
      <text:p text:style-name="Standard"><text:s text:c="8"/>RX packets 4 <text:s/>bytes 240 (240.0 B)</text:p>
      <text:p text:style-name="Standard"><text:s text:c="8"/>RX errors 0 <text:s/>dropped 0 <text:s/>overruns 0 <text:s/>frame 0</text:p>
      <text:p text:style-name="Standard"><text:s text:c="8"/>TX packets 4 <text:s/>bytes 240 (240.0 B)</text:p>
      <text:p text:style-name="Standard"><text:s text:c="3"/><text:s text:c="5"/>TX errors 0 <text:s/>dropped 0 overruns 0 <text:s/>carrier 0 <text:s/>collisions 0</text:p>
      <text:p text:style-name="Standard"/>
      <text:p text:style-name="Standard">pi@raspberrypi:~ $ sudo ifconfig wlan0 up</text:p>
      <text:p text:style-name="Standard">pi@raspberrypi:~ $ ifconfig</text:p>
      <text:p text:style-name="Standard">eth0: flags=4099&lt;UP,BROADCAST,MULTICAST&gt; <text:s/>mtu 1500</text:p>
      <text:p text:style-name="Standard"><text:s text:c="8"/>ether dc:a6:32:6f:11:57 <text:s/>txqueuelen 1000 <text:s/>(Ethernet)</text:p>
      <text:p text:style-name="Standard"><text:s text:c="8"/>RX packets 0 <text:s/>bytes 0 (0.0 B)</text:p>
      <text:p text:style-name="Standard"><text:s text:c="8"/>RX errors 0 <text:s/>dropped 0 <text:s/>overruns 0 <text:s/>frame 0</text:p>
      <text:p text:style-name="Standard"><text:s text:c="8"/>TX packets 0 <text:s/>bytes 0 (0.0 B)</text:p>
      <text:p text:style-name="Standard"><text:s text:c="8"/>TX errors 0 <text:s/>dropped 0 overruns 0 <text:s/>carrier 0 <text:s/>collisions 0</text:p>
      <text:p text:style-name="Standard"/>
      <text:p text:style-name="Standard">lo: flags=73&lt;UP,LOOPBACK,RUNNING&gt; <text:s/>mtu 65536</text:p>
      <text:p text:style-name="Standard"><text:s text:c="8"/>inet 127.0.0.1 <text:s/>netmask 255.0.0.0</text:p>
      <text:p text:style-name="Standard"><text:s text:c="8"/>inet6 ::1 <text:s/>prefixlen 128 <text:s/>scopeid 0x10&lt;host&gt;</text:p>
      <text:p text:style-name="Standard"><text:s text:c="8"/>loop <text:s/>txqueuelen 1000 <text:s/>(Local Loopback)</text:p>
      <text:p text:style-name="Standard"><text:s text:c="8"/>RX packets 4 <text:s/>bytes 240 (240.0 B)</text:p>
      <text:p text:style-name="Standard"><text:s text:c="8"/>RX errors 0 <text:s/>dropped 0 <text:s/>overruns 0 <text:s/>frame 0</text:p>
      <text:p text:style-name="Standard"><text:s text:c="8"/>TX packets 4 <text:s/>bytes 240<text:s/>(240.0 B)</text:p>
      <text:p text:style-name="Standard"><text:s text:c="8"/>TX errors 0 <text:s/>dropped 0 overruns 0 <text:s/>carrier 0 <text:s/>collisions 0</text:p>
      <text:p text:style-name="Standard"/>
      <text:p text:style-name="Standard">wlan0: flags=4099&lt;UP,BROADCAST,MULTICAST&gt; <text:s/>mtu 1500</text:p>
      <text:p text:style-name="Standard"><text:s text:c="8"/>ether dc:a6:32:6f:11:58 <text:s/>txqueuelen 1000 <text:s/>(Ethernet)</text:p>
      <text:p text:style-name="Standard"><text:s text:c="8"/>RX packets 67 <text:s/>bytes 7103 (6.9 KiB)</text:p>
      <text:p text:style-name="Standard"><text:s text:c="8"/>RX errors 0 <text:s/>dropped 0 <text:s/>overruns 0 <text:s/>frame 0</text:p>
      <text:p text:style-name="Standard"><text:s text:c="8"/>TX packets 76 <text:s/>bytes 13282 (12.9 KiB)</text:p>
      <text:p text:style-name="Standard"><text:s text:c="8"/>TX errors 0 <text:s/>dropped 0 overruns 0 <text:s/>carrier 0 <text:s/>collisions 0</text:p>
      <text:p text:style-name="Standard"/>
      <text:p text:style-name="Standard">pi@raspberrypi:~ $ cat /etc/wpa_supplicant/wpa_supplicant.conf</text:p>
      <text:p text:style-name="Standard">ctrl_interface=DIR=/var/run/wpa_supplicant GROUP=netdev</text:p>
      <text:p text:style-name="Standard">update_config=1</text:p>
      <text:p text:style-name="Standard">country=TH</text:p>
      <text:p text:style-name="Standard"/>
      <text:p text:style-name="Standard">network={</text:p>
      <text:p text:style-name="Standard"><text:tab/>ssid="exit"</text:p>
      <text:p text:style-name="Standard"><text:tab/>psk="exit88554499"</text:p>
      <text:p text:style-name="Standard"><text:tab/>key_mgmt=WPA-PSK</text:p>
      <text:p text:style-name="Standard"><text:tab/>disabled=1</text:p>
      <text:p text:style-name="Standard">}</text:p>
      <text:p text:style-name="Standard"/>
      <text:p text:style-name="Standard">network={</text:p>
      <text:p text:style-name="Standard"><text:tab/>ssid="exit-2.4G"</text:p>
      <text:p text:style-name="Standard"><text:tab/>psk="exit88554499"</text:p>
      <text:p text:style-name="Standard"><text:tab/>key_mgmt=WPA-PSK</text:p>
      <text:p text:style-name="Standard">}</text:p>
      <text:p text:style-name="Standard"/>
      <text:p text:style-name="Standard">network={</text:p>
      <text:p text:style-name="Standard"><text:tab/>ssid=".@ AIS SUPER WiFi"</text:p>
      <text:p text:style-name="Standard"><text:tab/>key_mgmt=NONE</text:p>
      <text:p text:style-name="Standard"><text:tab/>disabled=1</text:p>
      <text:p text:style-name="Standard">}</text:p>
      <text:p text:style-name="Standard"/>
      <text:p text:style-name="Standard"/>
      <text:p text:style-name="Standard"/>
      <text:soft-page-break/>
      <text:p text:style-name="Standard">pi@raspberrypi:~ $ ping 192.168.88.1</text:p>
      <text:p text:style-name="Standard">PING 192.168.88.1 (192.168.88.1) 56(84) bytes of data.</text:p>
      <text:p text:style-name="Standard">64 bytes from 192.168.88.1: icmp_seq=1 ttl=64 time=1.26 ms</text:p>
      <text:p text:style-name="Standard">64 bytes from 192.168.88.1: icmp_seq=2 ttl=64 time=2.47 ms</text:p>
      <text:p text:style-name="Standard">64 bytes from 192.168.88.1: icmp_seq=3 ttl=64<text:s/>time=4.46 ms</text:p>
      <text:p text:style-name="Standard">64 bytes from 192.168.88.1: icmp_seq=4 ttl=64 time=1.41 ms</text:p>
      <text:p text:style-name="Standard">64 bytes from 192.168.88.1: icmp_seq=5 ttl=64 time=1.71 ms</text:p>
      <text:p text:style-name="Standard">64 bytes from 192.168.88.1: icmp_seq=6 ttl=64 time=1.25 ms</text:p>
      <text:p text:style-name="Standard">64 bytes from 192.168.88.1: icmp_seq=7 ttl=64 time=1.18 ms</text:p>
      <text:p text:style-name="Standard">64 bytes from 192.168.88.1: icmp_seq=8 ttl=64 time=3.82 ms</text:p>
      <text:p text:style-name="Standard">64 bytes from 192.168.88.1: icmp_seq=9 ttl=64 time=6.42 ms</text:p>
      <text:p text:style-name="Standard">64 bytes from 192.168.88.1: icmp_seq=10 ttl=64 time=9.67 ms</text:p>
      <text:p text:style-name="Standard">64 bytes from 192.168.88.1: icmp_seq=11 ttl=64 time=1.13 ms</text:p>
      <text:p text:style-name="Standard">64 bytes from 192.168.88.1: icmp_seq=12 ttl=64 time=2.38 ms</text:p>
      <text:p text:style-name="Standard">64 bytes from 192.168.88.1: icmp_seq=13 ttl=64 time=4.62 ms</text:p>
      <text:p text:style-name="Standard">64 bytes from 192.168.88.1: icmp_seq=14 ttl=64 time=3.25 ms</text:p>
      <text:p text:style-name="Standard">64 bytes from 192.168.88.1: icmp_seq=15 ttl=64 time=3.41 ms</text:p>
      <text:p text:style-name="Standard">64 bytes from 192.168.88.1: icmp_seq=16 ttl=64 time=1.52 ms</text:p>
      <text:p text:style-name="Standard">64 bytes from 192.168.88.1: icmp_seq=17 ttl=64 time=1.17 ms</text:p>
      <text:p text:style-name="Standard">64 bytes from 192.168.88.1: icmp_seq=18 ttl=64 time=13.6 ms</text:p>
      <text:p text:style-name="Standard">64 bytes from 192.168.88.1: icmp_seq=19 ttl=64 time=4.53 ms</text:p>
      <text:p text:style-name="Standard">64 bytes from 192.168.88.1: icmp_seq=20 ttl=64<text:s/>time=1.43 ms</text:p>
      <text:p text:style-name="Standard">64 bytes from 192.168.88.1: icmp_seq=21 ttl=64 time=1.28 ms</text:p>
      <text:p text:style-name="Standard">64 bytes from 192.168.88.1: icmp_seq=22 ttl=64 time=1.52 ms</text:p>
      <text:p text:style-name="Standard">64 bytes from 192.168.88.1: icmp_seq=23 ttl=64 time=6.45 ms</text:p>
      <text:p text:style-name="Standard">64 bytes from 192.168.88.1: icmp_seq=24 ttl=64<text:s/>time=2.85 ms</text:p>
      <text:p text:style-name="Standard">64 bytes from 192.168.88.1: icmp_seq=25 ttl=64 time=1.83 ms</text:p>
      <text:p text:style-name="Standard">64 bytes from 192.168.88.1: icmp_seq=26 ttl=64 time=2.51 ms</text:p>
      <text:p text:style-name="Standard">64 bytes from 192.168.88.1: icmp_seq=27 ttl=64 time=36.4 ms</text:p>
      <text:p text:style-name="Standard">64 bytes from 192.168.88.1: icmp_seq=28 ttl=64 time=4.90 ms</text:p>
      <text:p text:style-name="Standard">64<text:s/>bytes from 192.168.88.1: icmp_seq=29 ttl=64 time=3.72 ms</text:p>
      <text:p text:style-name="Standard">64 bytes from 192.168.88.1: icmp_seq=30 ttl=64 time=2.88 ms</text:p>
      <text:p text:style-name="Standard">64 bytes from 192.168.88.1: icmp_seq=31 ttl=64 time=1.58 ms</text:p>
      <text:p text:style-name="Standard">64 bytes from 192.168.88.1: icmp_seq=32 ttl=64 time=93.5 ms</text:p>
      <text:p text:style-name="Standard">64 bytes from 192.168.88.1: icmp_seq=33 ttl=64 time=2.42 ms</text:p>
      <text:p text:style-name="Standard">64 bytes from 192.168.88.1: icmp_seq=34 ttl=64 time=2.25 ms</text:p>
      <text:p text:style-name="Standard">64 bytes from 192.168.88.1: icmp_seq=35 ttl=64 time=9.08 ms</text:p>
      <text:p text:style-name="Standard">64 bytes from 192.168.88.1: icmp_seq=36 ttl=64 time=2.07 ms</text:p>
      <text:p text:style-name="Standard">64 bytes from 192.168.88.1: icmp_seq=37 ttl=64 time=9.96 ms</text:p>
      <text:p text:style-name="Standard">64 bytes from 192.168.88.1: icmp_seq=38 ttl=64 time=1.39 ms</text:p>
      <text:p text:style-name="Standard">64 bytes from 192.168.88.1: icmp_seq=39 ttl=64 time=1.05 ms</text:p>
      <text:p text:style-name="Standard">64 bytes from 192.168.88.1: icmp_seq=40 ttl=64 time=5.17 ms</text:p>
      <text:p text:style-name="Standard">64 bytes from 192.168.88.1: icmp_seq=41 ttl=64 time=2.62 ms</text:p>
      <text:p text:style-name="Standard">64 bytes from 192.168.88.1: icmp_seq=42 ttl=64 time=1.16 ms</text:p>
      <text:p text:style-name="Standard">64 bytes from 192.168.88.1: icmp_seq=43 ttl=64 time=9.37 ms</text:p>
      <text:p text:style-name="Standard">64 bytes from 192.168.88.1: icmp_seq=44 ttl=64 time=37.0 ms</text:p>
      <text:p text:style-name="Standard">64 bytes from 192.168.88.1: icmp_seq=45 ttl=64 time=30.7 ms</text:p>
      <text:p text:style-name="Standard">64 bytes from 192.168.88.1: icmp_seq=46 ttl=64 time=86.5 ms</text:p>
      <text:p text:style-name="Standard">64 bytes from 192.168.88.1: icmp_seq=47 ttl=64 time=66.8 ms</text:p>
      <text:p text:style-name="Standard">64 bytes from 192.168.88.1: icmp_seq=48 ttl=64 time=1.85 ms</text:p>
      <text:p text:style-name="Standard">64 bytes from 192.168.88.1: icmp_seq=49 ttl=64 time=2.42 ms</text:p>
      <text:p text:style-name="Standard">64 bytes from<text:s/>192.168.88.1: icmp_seq=50 ttl=64 time=6.14 ms</text:p>
      <text:soft-page-break/>
      <text:p text:style-name="Standard">64 bytes from 192.168.88.1: icmp_seq=51 ttl=64 time=8.23 ms</text:p>
      <text:p text:style-name="Standard">64 bytes from 192.168.88.1: icmp_seq=52 ttl=64 time=51.7 ms</text:p>
      <text:p text:style-name="Standard">64 bytes from 192.168.88.1: icmp_seq=53 ttl=64 time=4.98 ms</text:p>
      <text:p text:style-name="Standard">64 bytes from 192.168.88.1: icmp_seq=54 ttl=64 time=4.35 ms</text:p>
      <text:p text:style-name="Standard">64 bytes from 192.168.88.1: icmp_seq=55 ttl=64 time=4.80 ms</text:p>
      <text:p text:style-name="Standard">64 bytes from 192.168.88.1: icmp_seq=56 ttl=64 time=7.05 ms</text:p>
      <text:p text:style-name="Standard">64 bytes from 192.168.88.1: icmp_seq=57 ttl=64 time=2.50 ms</text:p>
      <text:p text:style-name="Standard">64 bytes from 192.168.88.1: icmp_seq=58 ttl=64<text:s/>time=36.4 ms</text:p>
      <text:p text:style-name="Standard">64 bytes from 192.168.88.1: icmp_seq=59 ttl=64 time=3.87 ms</text:p>
      <text:p text:style-name="Standard">64 bytes from 192.168.88.1: icmp_seq=60 ttl=64 time=6.48 ms</text:p>
      <text:p text:style-name="Standard">64 bytes from 192.168.88.1: icmp_seq=61 ttl=64 time=4.99 ms</text:p>
      <text:p text:style-name="Standard">64 bytes from 192.168.88.1: icmp_seq=62 ttl=64 time=22.9 ms</text:p>
      <text:p text:style-name="Standard">64<text:s/>bytes from 192.168.88.1: icmp_seq=63 ttl=64 time=4.06 ms</text:p>
      <text:p text:style-name="Standard">64 bytes from 192.168.88.1: icmp_seq=64 ttl=64 time=1.83 ms</text:p>
      <text:p text:style-name="Standard">64 bytes from 192.168.88.1: icmp_seq=65 ttl=64 time=3.66 ms</text:p>
      <text:p text:style-name="Standard">64 bytes from 192.168.88.1: icmp_seq=66 ttl=64 time=1.76 ms</text:p>
      <text:p text:style-name="Standard">64 bytes from 192.168.88.1: icmp_seq=67 ttl=64 time=2.63 ms</text:p>
      <text:p text:style-name="Standard">64 bytes from 192.168.88.1: icmp_seq=68 ttl=64 time=1.22 ms</text:p>
      <text:p text:style-name="Standard">64 bytes from 192.168.88.1: icmp_seq=69 ttl=64 time=2.56 ms</text:p>
      <text:p text:style-name="Standard">64 bytes from 192.168.88.1: icmp_seq=70 ttl=64 time=16.8 ms</text:p>
      <text:p text:style-name="Standard">64 bytes from<text:s/>192.168.88.1: icmp_seq=71 ttl=64 time=2.75 ms</text:p>
      <text:p text:style-name="Standard">64 bytes from 192.168.88.1: icmp_seq=72 ttl=64 time=2.96 ms</text:p>
      <text:p text:style-name="Standard">64 bytes from 192.168.88.1: icmp_seq=73 ttl=64 time=3.75 ms</text:p>
      <text:p text:style-name="Standard">64 bytes from 192.168.88.1: icmp_seq=74 ttl=64 time=10.10 ms</text:p>
      <text:p text:style-name="Standard">64 bytes from 192.168.88.1: icmp_seq=75 ttl=64 time=20.4 ms</text:p>
      <text:p text:style-name="Standard">64 bytes from 192.168.88.1: icmp_seq=76 ttl=64 time=13.4 ms</text:p>
      <text:p text:style-name="Standard">64 bytes from 192.168.88.1: icmp_seq=77 ttl=64 time=4.46 ms</text:p>
      <text:p text:style-name="Standard">64 bytes from 192.168.88.1: icmp_seq=78 ttl=64 time=1.57 ms</text:p>
      <text:p text:style-name="Standard">64 bytes from 192.168.88.1:<text:s/>icmp_seq=79 ttl=64 time=1.11 ms</text:p>
      <text:p text:style-name="Standard">64 bytes from 192.168.88.1: icmp_seq=80 ttl=64 time=1.48 ms</text:p>
      <text:p text:style-name="Standard">64 bytes from 192.168.88.1: icmp_seq=81 ttl=64 time=9.78 ms</text:p>
      <text:p text:style-name="Standard">64 bytes from 192.168.88.1: icmp_seq=82 ttl=64 time=7.48 ms</text:p>
      <text:p text:style-name="Standard"/>
      <text:p text:style-name="Standard"/>
      <text:p text:style-name="Standard">AFTER LAB</text:p>
      <text:p text:style-name="Standard">3.</text:p>
      <text:p text:style-name="Standard">pi@raspberrypi:~ $ sudo ifconfig lo down</text:p>
      <text:p text:style-name="Standard">pi@raspberrypi:~ $ ping 127.0.0.1</text:p>
      <text:p text:style-name="Standard">PING 127.0.0.1 (127.0.0.1) 56(84) bytes of data.</text:p>
      <text:p text:style-name="Standard">--- 127.0.0.1 ping statistics ---</text:p>
      <text:p text:style-name="Standard">18 packets transmitted, 0 received, 100% packet loss, time 677ms</text:p>
      <text:p text:style-name="Standard"/>
      <text:p text:style-name="Standard">pi@raspberrypi:~ $ sudo ifconfig lo up</text:p>
      <text:p text:style-name="Standard">pi@raspberrypi:~ $ ping 127.0.0.1</text:p>
      <text:p text:style-name="Standard">PING 127.0.0.1 (127.0.0.1) 56(84) bytes of data.</text:p>
      <text:p text:style-name="Standard">64 bytes from 127.0.0.1: icmp_seq=1 ttl=64 time=0.099 ms</text:p>
      <text:p text:style-name="Standard">64 bytes from 127.0.0.1: icmp_seq=2 ttl=64 time=0.088 ms</text:p>
      <text:p text:style-name="Standard">64 bytes from 127.0.0.1: icmp_seq=3 ttl=64 time=0.106 ms</text:p>
      <text:p text:style-name="Standard">64 bytes from 127.0.0.1:<text:s/>icmp_seq=4 ttl=64 time=0.102 ms</text:p>
      <text:p text:style-name="Standard">64 bytes from 127.0.0.1: icmp_seq=5 ttl=64 time=0.093 ms</text:p>
      <text:p text:style-name="Standard">64 bytes from 127.0.0.1: icmp_seq=6 ttl=64 time=0.093 ms</text:p>
      <text:p text:style-name="Standard">--- 127.0.0.1 ping statistics ---</text:p>
      <text:soft-page-break/>
      <text:p text:style-name="Standard">6 packets transmitted, 6 received, 0% packet loss, time 173ms</text:p>
      <text:p text:style-name="Standard">rtt min/avg/max/mdev = 0.088/0.096/0.106/0.014 ms</text:p>
      <text:p text:style-name="Standard"/>
      <text:p text:style-name="Standard">5. ping google</text:p>
      <text:p text:style-name="Standard">pi@raspberrypi:~ $ ping www.google.com</text:p>
      <text:p text:style-name="Standard">PING www.google.com (172.217.166.132) 56(84) bytes of data.</text:p>
      <text:p text:style-name="Standard">64 bytes from kul09s13-in-f4.1e100.net (172.217.166.132): icmp_seq=1 ttl=112 time=45.6 ms</text:p>
      <text:p text:style-name="Standard">64 bytes<text:s/>from kul09s13-in-f4.1e100.net (172.217.166.132): icmp_seq=2 ttl=112 time=24.3 ms</text:p>
      <text:p text:style-name="Standard">64 bytes from kul09s13-in-f4.1e100.net (172.217.166.132): icmp_seq=3 ttl=112 time=78.0 ms</text:p>
      <text:p text:style-name="Standard">64 bytes from kul09s13-in-f4.1e100.net (172.217.166.132): icmp_seq=4 ttl=112 time=27.0 ms</text:p>
      <text:p text:style-name="Standard">64 bytes from kul09s13-in-f4.1e100.net (172.217.166.132): icmp_seq=5 ttl=112 time=38.6 ms</text:p>
      <text:p text:style-name="Standard">64 bytes from kul09s13-in-f4.1e100.net (172.217.166.132): icmp_seq=6 ttl=112 time=26.6 ms</text:p>
      <text:p text:style-name="Standard">64 bytes from kul09s13-in-f4.1e100.net (172.217.166.132): icmp_seq=7 ttl=112 time=32.0 ms</text:p>
      <text:p text:style-name="Standard">64 bytes from kul09s13-in-f4.1e100.net (172.217.166.132): icmp_seq=8 ttl=112 time=28.5 ms</text:p>
      <text:p text:style-name="Standard">64 bytes from kul09s13-in-f4.1e100.net (172.217.166.132): icmp_seq=9 ttl=112 time=24.4 ms</text:p>
      <text:p text:style-name="Standard">64 bytes from kul09s13-in-f4.1e100.net (172.217.166.132):<text:s/>icmp_seq=10 ttl=112 time=117 ms</text:p>
      <text:p text:style-name="Standard">64 bytes from kul09s13-in-f4.1e100.net (172.217.166.132): icmp_seq=11 ttl=112 time=105 ms</text:p>
      <text:p text:style-name="Standard">64 bytes from kul09s13-in-f4.1e100.net (172.217.166.132): icmp_seq=12 ttl=112 time=84.3 ms</text:p>
      <text:p text:style-name="Standard">--- www.google.com ping statistics ---</text:p>
      <text:p text:style-name="Standard">12<text:s/>packets transmitted, 12 received, 0% packet loss, time 27ms</text:p>
      <text:p text:style-name="Standard">rtt min/avg/max/mdev = 24.261/52.601/116.983/32.529 m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ปกติ" style:display-name="ปกติ" style:family="paragraph">
      <style:text-properties fo:hyphenate="false"/>
    </style:style>
    <style:style style:name="ฟอนต์ของย่อหน้าเริ่มต้น" style:display-name="ฟอนต์ของย่อหน้าเริ่มต้น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รายการ" style:display-name="รายการ" style:family="paragraph" style:parent-style-name="Textbody">
      <style:text-properties fo:hyphenate="false"/>
    </style:style>
    <style:style style:name="คำอธิบายภาพ" style:display-name="คำอธิบายภาพ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ธนพล วงศ์อาษา</dc:creator>
    <meta:creation-date>2021-03-25T16:18:00Z</meta:creation-date>
    <dc:date>2021-03-25T15:11:00Z</dc:date>
    <meta:template xlink:href="Normal.dotm" xlink:type="simple"/>
    <meta:editing-cycles>26</meta:editing-cycles>
    <meta:editing-duration>PT1620S</meta:editing-duration>
    <meta:document-statistic meta:page-count="7" meta:paragraph-count="31" meta:word-count="2359" meta:character-count="15775" meta:row-count="112" meta:non-whitespace-character-count="13447"/>
  </office:meta>
</office:document-meta>
</file>